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5/04/2008</text:p>
      <text:p text:style-name="Standard"/>
      <text:p text:style-name="Standard">Infrastructure library</text:p>
      <text:p text:style-name="Standard">modes de fonctionnement, objectfs : gérer le système d'informations</text:p>
      <text:p text:style-name="Standard">comment on peut gérer au mieux les systèmes d'informations?</text:p>
      <text:p text:style-name="Standard"/>
      <text:p text:style-name="Standard"/>
      <text:p text:style-name="Standard">Les SI sont aussi là pour rendre un certain nombre de services; on va</text:p>
      <text:p text:style-name="Standard">parler de ces services. Ils peuvent être très différents.</text:p>
      <text:p text:style-name="Standard">Par exemple Orange télévision.</text:p>
      <text:p text:style-name="Standard">On va vérifier que les services fonctionnent bien.</text:p>
      <text:p text:style-name="Standard"/>
      <text:p text:style-name="Standard">L'enjeu d'itil est d'essayer d'aligner les services que rend le système d'information</text:p>
      <text:p text:style-name="Standard">avec le besoin métier. </text:p>
      <text:p text:style-name="Standard">Pouvoir aligner le SI et le niveau de services en fonction des besoins du métier.</text:p>
      <text:p text:style-name="Standard"/>
      <text:p text:style-name="Standard"/>
      <text:p text:style-name="Standard">Service and Quality (définitions)</text:p>
      <text:p text:style-name="Standard">IT-service :</text:p>
      <text:p text:style-name="Standard"/>
      <text:p text:style-name="Standard">Products:</text:p>
      <text:p text:style-name="Standard"/>
      <text:p text:style-name="Standard">Services:</text:p>
      <text:p text:style-name="Standard"/>
      <text:p text:style-name="Standard">Quality:</text:p>
      <text:p text:style-name="Standard"/>
      <text:p text:style-name="Standard">Business-IT alignment:</text:p>
      <text:p text:style-name="Standard"/>
      <text:p text:style-name="Standard"/>
      <text:p text:style-name="Standard">Culture de l'entreprise</text:p>
      <text:p text:style-name="Standard"/>
      <text:p text:style-name="Standard"/>
      <text:p text:style-name="Standard">Les SI peuvent être très grandes (ex: TOTAL).</text:p>
      <text:p text:style-name="Standard">Plusieurs niveaux de maturité en terme d'organisation.</text:p>
      <text:p text:style-name="Standard">- Mode d'improvisation dans le cas par exemple si on créé sa propre entreprise</text:p>
      <text:p text:style-name="Standard">unique situation, action immédiate.</text:p>
      <text:p text:style-name="Standard">- routine : répétitif, familier, continu, automatique</text:p>
      <text:p text:style-name="Standard">- processing : la manière la plus difficile à atteindre</text:p>
      <text:p text:style-name="Standard">on va être en mode d'amélioration continu</text:p>
      <text:p text:style-name="Standard">cyclique, structuré, managé</text:p>
      <text:p text:style-name="Standard">La plupart des objectifs dans les SI c'est de faire mieux. </text:p>
      <text:p text:style-name="Standard">- projects</text:p>
      <text:p text:style-name="Standard"/>
      <text:p text:style-name="Standard"/>
      <text:p text:style-name="Standard">PROCESS:</text:p>
      <text:p text:style-name="Standard">--------</text:p>
      <text:p text:style-name="Standard"/>
      <text:p text:style-name="Standard">Un des apports de ITIL est d'organiser un SI en mode processus.</text:p>
      <text:p text:style-name="Standard">un processus c'est des données en entrée, en sortie et des activités.</text:p>
      <text:p text:style-name="Standard">on va gérer un certain nb de processus pour gérer un SI.</text:p>
      <text:p text:style-name="Standard">Sur un SI il y a des incidents, l'objectif c’est de traiter chaque jour 10000 incidents.</text:p>
      <text:p text:style-name="Standard">On a des données en entrées : les incidents.</text:p>
      <text:p text:style-name="Standard"><text:soft-page-break/>en sortie : les incidents cloturés.</text:p>
      <text:p text:style-name="Standard">un certain nb d'activité. </text:p>
      <text:p text:style-name="Standard"/>
      <text:p text:style-name="Standard">L'important c'est de manager ces processus.</text:p>
      <text:p text:style-name="Standard"/>
      <text:p text:style-name="Standard">Comment on peut organiser un SI (en processus)?</text:p>
      <text:p text:style-name="Standard">La première chose : changer, il faut accompagner ce changement, y a plein d'impacts</text:p>
      <text:p text:style-name="Standard">sur ces changements</text:p>
      <text:p text:style-name="Standard">Un processus doit être discipliné.</text:p>
      <text:p text:style-name="Standard">Y a un risque d'être trop rigoureux, le fait de faire trop de travail, trop de </text:p>
      <text:p text:style-name="Standard">contrôle, on va perdre le dynamisme et la flexibilité qui sont aussi intéressantes.</text:p>
      <text:p text:style-name="Standard"/>
      <text:p text:style-name="Standard">THEORY &amp;&amp; PRACTICE</text:p>
      <text:p text:style-name="Standard">ITIL : bonnes pratiques.</text:p>
      <text:p text:style-name="Standard">Quelles sont les bonne sidées que on pourrait reprendre</text:p>
      <text:p text:style-name="Standard">Une des fonctionnalités d'itil : publier les bonnes pratiques, à chacun de les appliquer.</text:p>
      <text:p text:style-name="Standard"/>
      <text:p text:style-name="Standard"/>
      <text:p text:style-name="Standard">******************************************************************************************</text:p>
      <text:p text:style-name="Standard">ITIL OVERVIEW</text:p>
      <text:p text:style-name="Standard">--------------</text:p>
      <text:p text:style-name="Standard"/>
      <text:p text:style-name="Standard">d'où ça vient? : d’Angleterre des années 90.</text:p>
      <text:p text:style-name="Standard">// comment on professionnalise, comment outsource la partie informatique?</text:p>
      <text:p text:style-name="Standard"/>
      <text:p text:style-name="Standard"/>
      <text:p text:style-name="Standard">ITIL = c'est une library, des publications.</text:p>
      <text:p text:style-name="Standard">c'est une documentation qui présente comment quelles serait la meilleure manière,</text:p>
      <text:p text:style-name="Standard">la bonne pratique pour gérer les SI avec un objectif c'est de les gérer par </text:p>
      <text:p text:style-name="Standard">les services qui rendent.</text:p>
      <text:p text:style-name="Standard"/>
      <text:p text:style-name="Standard">Qui dévelope ITIL?</text:p>
      <text:p text:style-name="Standard">- OGC : Office of Government Commerce</text:p>
      <text:p text:style-name="Standard">- ITSMF : IT Service Managment Forum</text:p>
      <text:p text:style-name="Standard">- BSI : Bristish Standards Institute</text:p>
      <text:p text:style-name="Standard">- ISEB : Information system Examination Board</text:p>
      <text:p text:style-name="Standard">- EXIN : EXamination INstitute</text:p>
      <text:p text:style-name="Standard"/>
      <text:p text:style-name="Standard">ITIL a réellement pris son ampleur à partir des années 2000.</text:p>
      <text:p text:style-name="Standard"/>
      <text:p text:style-name="Standard"/>
      <text:p text:style-name="Standard"/>
      <text:p text:style-name="Standard">IT-infrastructure</text:p>
      <text:p text:style-name="Standard">On va parler de tout le SI, on va y retrouver :</text:p>
      <text:p text:style-name="Standard">toutes les ressources techniques (pc portables, fixes, serveurs, base de stockages,</text:p>
      <text:p text:style-name="Standard">disques externes)</text:p>
      <text:p text:style-name="Standard">ressources logiques : logiciels standard, logiciels applicatifs, oracle, ..., </text:p>
      <text:p text:style-name="Standard">serveurs web, firewall, .. voir même de la documentation. La doc est un élément est</text:p>
      <text:p text:style-name="Standard">nécessaire et doit être conforme à la réaliste</text:p>
      <text:p text:style-name="Standard">On va retrouver des choses qui sont très virtuelles : ex le service de messagerie,</text:p>
      <text:p text:style-name="Standard">le service peut être relié à des éléments physiques.</text:p>
      <text:p text:style-name="Standard"><text:soft-page-break/>ITIL &amp; processes</text:p>
      <text:p text:style-name="Standard">-----------------</text:p>
      <text:p text:style-name="Standard"/>
      <text:p text:style-name="Standard">ITIL : un ensemble de processus, c'est la publication de processus, comment</text:p>
      <text:p text:style-name="Standard">on doit s'organiser sous forme de processus pour organiser un SI.</text:p>
      <text:p text:style-name="Standard">il y a 11 processus qui sont extraits des bonnes pratiques des professionnels de l'info. </text:p>
      <text:p text:style-name="Standard"/>
      <text:p text:style-name="Standard"/>
      <text:p text:style-name="Standard">Avantages d'ITIL</text:p>
      <text:p text:style-name="Standard">----------------</text:p>
      <text:p text:style-name="Standard"/>
      <text:p text:style-name="Standard">le premier avantage est pour le client. ce n'est pas </text:p>
      <text:p text:style-name="Standard">forcément le client de l’entreprise c'est le client de la direction du SI.</text:p>
      <text:p text:style-name="Standard">l'objectif : les services sont destinés à ces clients internes, on va leur demander de quoi</text:p>
      <text:p text:style-name="Standard">ils ont besoin.</text:p>
      <text:p text:style-name="Standard">on va essayer d'aligner tous les SI par rapport au besoin de ces métiers là.</text:p>
      <text:p text:style-name="Standard">qu'est ce qu ils attendent? quel est le prix à mettre pour répondre à ces besoins?</text:p>
      <text:p text:style-name="Standard">il faut faire en sorte que les membres de la dsi soient acteurs des processus.</text:p>
      <text:p text:style-name="Standard"/>
      <text:p text:style-name="Standard"/>
      <text:p text:style-name="Standard">New Series : 6 principales éléments</text:p>
      <text:p text:style-name="Standard">-----------------------------------</text:p>
      <text:p text:style-name="Standard"/>
      <text:p text:style-name="Standard"/>
      <text:p text:style-name="Standard">2 publications majeures en 2001</text:p>
      <text:p text:style-name="Standard">- Service Support</text:p>
      <text:p text:style-name="Standard"><text:tab/>* Service desk, gestion des incidents, des problèmes, des changements, des</text:p>
      <text:p text:style-name="Standard">configuration, des mises en productions ; ce sont les 6 premiers processus</text:p>
      <text:p text:style-name="Standard"/>
      <text:p text:style-name="Standard">différence entre un incident et un problème:</text:p>
      <text:p text:style-name="Standard">* incident : événement qui ne fait pas partie du fonctionnement normal du service</text:p>
      <text:p text:style-name="Standard">et qui peut causer une dégradation. (symptômes)</text:p>
      <text:p text:style-name="Standard">* problème : la cause de 1 ou plusieurs incidents, c'est la cause</text:p>
      <text:p text:style-name="Standard"/>
      <text:p text:style-name="Standard"/>
      <text:p text:style-name="Standard">on va essayer de résoudre les incidents le plus rapidement possible.</text:p>
      <text:p text:style-name="Standard"/>
      <text:p text:style-name="Standard"/>
      <text:p text:style-name="Standard"/>
      <text:p text:style-name="Standard">- Service Delivery</text:p>
      <text:p text:style-name="Standard"><text:tab/>* gestion de la disponibilité, des plannings, de la continuité des services, financière,</text:p>
      <text:p text:style-name="Standard">des niveaux de contrat de service</text:p>
      <text:p text:style-name="Standard"/>
      <text:p text:style-name="Standard"/>
      <text:p text:style-name="Standard">Ces 11 processus vont permettre d'être efficaces.</text:p>
      <text:p text:style-name="Standard"/>
      <text:p text:style-name="Standard"/>
      <text:p text:style-name="Standard"/>
      <text:p text:style-name="Standard">*******************************************************************</text:p>
      <text:p text:style-name="Standard"/>
      <text:p text:style-name="Standard">SERVICE DESK</text:p>
      <text:p text:style-name="Standard">------------</text:p>
      <text:p text:style-name="Standard"><text:soft-page-break/></text:p>
      <text:p text:style-name="Standard">C'est une fonction et non un processus.</text:p>
      <text:p text:style-name="Standard">Restaurer le fonctionnement normal du service et de le restaurer avec l'impact minimum</text:p>
      <text:p text:style-name="Standard">sur le métier. </text:p>
      <text:p text:style-name="Standard"/>
      <text:p text:style-name="Standard">On va pouvoir traiter un certain nb de demandes.</text:p>
      <text:p text:style-name="Standard">C'est la partie presque commerciale de la DSI vis a vis des clients et des utilisateurs.</text:p>
      <text:p text:style-name="Standard">La satisfaction est beaucoup liée a la perception.</text:p>
      <text:p text:style-name="Standard">satisfaction = perception - les attentes.</text:p>
      <text:p text:style-name="Standard">la perception n'est pas le seul enjeu.</text:p>
      <text:p text:style-name="Standard">bien connaître les attentes des utilisateurs.</text:p>
      <text:p text:style-name="Standard">le service desk est un pb de personne à personne.</text:p>
      <text:p text:style-name="Standard"/>
      <text:p text:style-name="Standard"/>
      <text:p text:style-name="Standard">SERVICE DESK - BENEFITS</text:p>
      <text:p text:style-name="Standard">-----------------------</text:p>
      <text:p text:style-name="Standard"/>
      <text:p text:style-name="Standard">c'est la fenêtre qui présente la qualité perçue.</text:p>
      <text:p text:style-name="Standard">fenêtre de communication.</text:p>
      <text:p text:style-name="Standard"/>
      <text:p text:style-name="Standard"/>
      <text:p text:style-name="Standard">SERVICE DESK - <text:s/>TYPE</text:p>
      <text:p text:style-name="Standard">---------------------</text:p>
      <text:p text:style-name="Standard"/>
      <text:p text:style-name="Standard">- Avoir un service desk local : possibilité d'avoir une personne</text:p>
      <text:p text:style-name="Standard">proche de nous.</text:p>
      <text:p text:style-name="Standard"/>
      <text:p text:style-name="Standard">- organisation quasi-opposée : service desk central</text:p>
      <text:p text:style-name="Standard">avantages:</text:p>
      <text:p text:style-name="Standard"><text:tab/>* réduire le coup des opérations</text:p>
      <text:p text:style-name="Standard"><text:tab/>* toujours trouver qqn si on <text:s/>aun problème</text:p>
      <text:p text:style-name="Standard"><text:tab/>* ...</text:p>
      <text:p text:style-name="Standard"/>
      <text:p text:style-name="Standard">- virtual :</text:p>
      <text:p text:style-name="Standard"><text:tab/>* avoir de multiples compétences, de multiples lieux géographiques</text:p>
      <text:p text:style-name="Standard"><text:tab/>* un seul point de contact</text:p>
      <text:p text:style-name="Standard"><text:tab/>* ...</text:p>
      <text:p text:style-name="Standard"/>
      <text:p text:style-name="Standard"/>
      <text:p text:style-name="Standard">SERVICE DESK Technologies</text:p>
      <text:p text:style-name="Standard">--------------------------</text:p>
      <text:p text:style-name="Standard"/>
      <text:p text:style-name="Standard">CTI : couplage téléphonique - informatique</text:p>
      <text:p text:style-name="Standard">Voip : Voice Over internet protocol</text:p>
      <text:p text:style-name="Standard">IVR : Interactive Voice Response systems</text:p>
      <text:p text:style-name="Standard">pouvoir détecter quelle est la personne qui appelle.</text:p>
      <text:p text:style-name="Standard">on va avoir des bases de connaissances, des bases de solution.</text:p>
      <text:p text:style-name="Standard"/>
      <text:p text:style-name="Standard"/>
      <text:p text:style-name="Standard"/>
      <text:p text:style-name="Standard">ROLEs</text:p>
      <text:p text:style-name="Standard">------</text:p>
      <text:p text:style-name="Standard"><text:soft-page-break/></text:p>
      <text:p text:style-name="Standard">Toutes les requêtes devraient être enregistrées</text:p>
      <text:p text:style-name="Standard"/>
      <text:p text:style-name="Standard"/>
      <text:p text:style-name="Standard">STAFF PROFILE</text:p>
      <text:p text:style-name="Standard">-------------</text:p>
      <text:p text:style-name="Standard"/>
      <text:p text:style-name="Standard">- Expliquer le processus quand une requête est transférée.</text:p>
      <text:p text:style-name="Standard">- empathie avec les utilisateurs</text:p>
      <text:p text:style-name="Standard"><text:tab/>* la première impression compte</text:p>
      <text:p text:style-name="Standard"><text:tab/>* .. </text:p>
      <text:p text:style-name="Standard">- professionnalisme</text:p>
      <text:p text:style-name="Standard"/>
      <text:p text:style-name="Standard"/>
      <text:p text:style-name="Standard">REPORTING</text:p>
      <text:p text:style-name="Standard">---------</text:p>
      <text:p text:style-name="Standard"/>
      <text:p text:style-name="Standard">Comment savoir si le service desk fonctionne bien? efficace?</text:p>
      <text:p text:style-name="Standard">On va essayer des collecter des informations <text:s/>pour se rendre compte de ces éléments</text:p>
      <text:p text:style-name="Standard"/>
      <text:p text:style-name="Standard">***************************************************************************************</text:p>
      <text:p text:style-name="Standard"/>
      <text:p text:style-name="Standard">INCIDENT MANAGEMENT = GESTION DES INCIDENTS</text:p>
      <text:p text:style-name="Standard">---------------------------------------------</text:p>
      <text:p text:style-name="Standard"/>
      <text:p text:style-name="Standard">C'est le processus le plus mature aujourd'hui car c'est par lui que les entreprises</text:p>
      <text:p text:style-name="Standard">ont commencé à implémenter ITIL.</text:p>
      <text:p text:style-name="Standard"/>
      <text:p text:style-name="Standard"/>
      <text:p text:style-name="Standard">But : Réduire le temps de gestion d'un incident</text:p>
      <text:p text:style-name="Standard"/>
      <text:p text:style-name="Standard">Un incident qui ne fait partie des opérations standard peut causer une réduction des</text:p>
      <text:p text:style-name="Standard">qualités de services.</text:p>
      <text:p text:style-name="Standard">Un incident a un cycle de vie. Le life cycle est caractérisé par des étapes,</text:p>
      <text:p text:style-name="Standard">on va parler des status d'un incident :</text:p>
      <text:p text:style-name="Standard">- nouveau : on l'enregistre dans la base</text:p>
      <text:p text:style-name="Standard">- accepté ou rejeté</text:p>
      <text:p text:style-name="Standard">- planifié</text:p>
      <text:p text:style-name="Standard">- assigné à un expert, une équipe d'intervention</text:p>
      <text:p text:style-name="Standard">- le travail est en cours</text:p>
      <text:p text:style-name="Standard">- en attente d'une information</text:p>
      <text:p text:style-name="Standard">- résolu : au niveau de la résolution <text:s/>technique, pas forcément clos pour l'utilisateur</text:p>
      <text:p text:style-name="Standard">- clos : on est sur que l'incident est résolu, clôture de service par les utilisateurs</text:p>
      <text:p text:style-name="Standard"/>
      <text:p text:style-name="Standard"/>
      <text:p text:style-name="Standard">CONCEPTS</text:p>
      <text:p text:style-name="Standard">---------</text:p>
      <text:p text:style-name="Standard"/>
      <text:p text:style-name="Standard">La plupart auront une base d'incidents. On va essayer des stocker ces incidents,</text:p>
      <text:p text:style-name="Standard">on va les analyser pour mieux s'améliorer.</text:p>
      <text:p text:style-name="Standard"/>
      <text:p text:style-name="Standard"><text:soft-page-break/>On va essayer de trouver un système qui va évaluer les priorités.</text:p>
      <text:p text:style-name="Standard"/>
      <text:p text:style-name="Standard">niveau de support :</text:p>
      <text:p text:style-name="Standard">-----------------</text:p>
      <text:p text:style-name="Standard"/>
      <text:p text:style-name="Standard">pour que la gestion des incidents soit plus efficace on va créer des spécialisations.</text:p>
      <text:p text:style-name="Standard"/>
      <text:p text:style-name="Standard">niveau 1 : enregistre, oriente, trie l'incident, résous 95% des incidents.</text:p>
      <text:p text:style-name="Standard">niveau 2 : niveau d'expertise; on va rechercher quelles sont les causes, </text:p>
      <text:p text:style-name="Standard">travail un peu plus long de diagnostic pour essayer dans la grande majorité des cas</text:p>
      <text:p text:style-name="Standard">faire une résolution technique, va pouvoir construire, créer une documentation-solution qui va</text:p>
      <text:p text:style-name="Standard">permettre au niveau 1 de résoudre plus rapidement.</text:p>
      <text:p text:style-name="Standard">niveau 3 : le niveau 2 a pas forcément le code source de l'application.</text:p>
      <text:p text:style-name="Standard">c'est le niveau 3 qui fait les patchs. </text:p>
      <text:p text:style-name="Standard"/>
      <text:p text:style-name="Standard"/>
      <text:p text:style-name="Standard">ACTIVITIES :</text:p>
      <text:p text:style-name="Standard">-------------</text:p>
      <text:p text:style-name="Standard"/>
      <text:p text:style-name="Standard">détection et enregistr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18:16:02.07</meta:creation-date>
    <dc:date>2013-04-05T06:53:17.25</dc:date>
    <meta:editing-duration>PT10M23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6" meta:paragraph-count="189" meta:word-count="1326" meta:character-count="8367"/>
  </office:meta>
</office:document-meta>
</file>